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2" style:display-name="Contents 2" style:family="paragraph">
      <style:paragraph-properties fo:margin-left="8.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47</meta:editing-cycles>
    <dc:date>2021-11-17T17:35:35</dc:date>
    <meta:creation-date>2008-08-22T11:41:04</meta:creation-date>
  </office:meta>
</office:document-meta>
</file>